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36d0" officeooo:paragraph-rsid="001a36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a) réponse : des cartons 3m par 3m par 3m</text:p>
      <text:p text:style-name="P1"/>
      <text:p text:style-name="P1">b) </text:p>
      <text:p text:style-name="P1">2 cartons, car 8 = 2x3+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2:25:51.621000000</meta:creation-date>
    <meta:generator>LibreOffice/7.4.3.2$Windows_X86_64 LibreOffice_project/1048a8393ae2eeec98dff31b5c133c5f1d08b890</meta:generator>
    <dc:date>2024-09-26T12:29:25.754000000</dc:date>
    <meta:editing-duration>PT3M34S</meta:editing-duration>
    <meta:editing-cycles>1</meta:editing-cycles>
    <meta:document-statistic meta:table-count="0" meta:image-count="0" meta:object-count="0" meta:page-count="1" meta:paragraph-count="3" meta:word-count="17" meta:character-count="68" meta:non-whitespace-character-count="53"/>
  </office:meta>
</office:document-meta>
</file>